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318" officeooo:paragraph-rsid="0003e318"/>
    </style:style>
    <style:style style:name="P2" style:family="paragraph" style:parent-style-name="Standard">
      <style:text-properties officeooo:rsid="00056140" officeooo:paragraph-rsid="00056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eader</text:p>
      <text:p text:style-name="P1">2. Jumbotron</text:p>
      <text:p text:style-name="P2">3. Navigation</text:p>
      <text:p text:style-name="P2">4. About u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0:28:31.205930968</meta:creation-date>
    <dc:date>2022-03-06T10:30:25.114535782</dc:date>
    <meta:editing-duration>PT1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9" meta:character-count="45" meta:non-whitespace-character-count="40"/>
  </office:meta>
</office:document-meta>
</file>